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indent="0.5in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 fo:text-indent="0.5in"/>
    </style:style>
    <style:style style:name="P9" style:parent-style-name="Normal" style:family="paragraph">
      <style:paragraph-properties fo:text-indent="0.5in"/>
    </style:style>
    <style:style style:name="TableColumn11" style:family="table-column">
      <style:table-column-properties style:column-width="5.827in"/>
    </style:style>
    <style:style style:name="Table10" style:family="table">
      <style:table-properties style:width="5.827in" fo:margin-left="0.6659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Column27" style:family="table-column">
      <style:table-column-properties style:column-width="5.2173in"/>
    </style:style>
    <style:style style:name="Table26" style:family="table">
      <style:table-properties style:width="5.2173in" fo:margin-left="0.5673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Column35" style:family="table-column">
      <style:table-column-properties style:column-width="4.725in"/>
    </style:style>
    <style:style style:name="Table34" style:family="table">
      <style:table-properties style:width="4.725in" fo:margin-left="0.5673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Làm việc với Group, User trong CentOs/ RHEL 7</text:p>
      <text:p text:style-name="Normal">Quản lý USER:</text:p>
      <text:p text:style-name="Normal">File quản lý thông tin User:<text:s/>/etc/passwd</text:p>
      <text:p text:style-name="Normal">- Trong file này có 7 trường:</text:p>
      <text:p text:style-name="P2">+ Tên user</text:p>
      <text:p text:style-name="P3">+ Password</text:p>
      <text:p text:style-name="P4">+ UID, mã user,</text:p>
      <text:p text:style-name="P5">+ GID, mã group chính (primary), 1 user thuộc 1 Group chính và có thể nhiều Group phụ</text:p>
      <text:p text:style-name="P6">+ ghi chú</text:p>
      <text:p text:style-name="P7">+ home directory,</text:p>
      <text:p text:style-name="P8">+ bash shell</text:p>
      <text:p text:style-name="Normal">- Note:</text:p>
      <text:p text:style-name="Normal"><text:tab/>+ root có UID và GID = 0<text:s/></text:p>
      <text:p text:style-name="Normal">- File:<text:s/>/etc/shadow<text:s/>là nơi lưu passwd đã được mã hóa của user, gồm 8 trường</text:p>
      <text:p text:style-name="Normal"><text:tab/>+ tên</text:p>
      <text:p text:style-name="Normal"><text:tab/>+ passwd</text:p>
      <text:p text:style-name="Normal"><text:tab/>+ Ngày thay<text:s/>đổi pass gần nhất</text:p>
      <text:p text:style-name="Normal"><text:tab/>+ Số ngày tối thiểu giữa 2 lần đổi</text:p>
      <text:p text:style-name="Normal"><text:tab/>+ Số ngày tối đa pass có hạn</text:p>
      <text:p text:style-name="Normal"><text:tab/>+ Cảnh bảo trước khi hết hạn (ngày)</text:p>
      <text:p text:style-name="Normal"><text:tab/>+ Số ngày cho đến khi hết hạn</text:p>
      <text:p text:style-name="Normal"><text:tab/>+ Số ngày tính đến khi user hết hạn</text:p>
      <text:p text:style-name="Normal">- Cú pháp tạo user mới:<text:s/></text:p>
      <text:soft-page-break/>
      <text:p text:style-name="P9">+ Cú pháp:<text:s/>useradd<text:s/>+ tham số</text:p>
      <text:p text:style-name="Normal"><text:tab/>+ Ý nghĩa tham số<text:tab/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-c: <text:s text:c="5"/>comment (ghi chú để dễ phân biệt)</text:p>
            <text:p text:style-name="P15">-d: <text:s text:c="5"/>tạo home directory</text:p>
            <text:p text:style-name="P16">-s <text:s text:c="6"/>thư mục shell</text:p>
            <text:p text:style-name="P17">-p: <text:s text:c="5"/>password</text:p>
            <text:p text:style-name="P18">-g: <text:s text:c="5"/>GID - Group chính mà user sẽ tham gia</text:p>
            <text:p text:style-name="P19">-G: <text:s text:c="4"/>GID - Các group phụ mà user sẽ tham gia</text:p>
            <text:p text:style-name="P20">-k: <text:s text:c="5"/>chỉ định skel directory (skeleton), mặc định &lt;skeletton directory&gt; là /etc/skel</text:p>
            <text:p text:style-name="P21">-m: <text:s text:c="4"/>cho phép copy skel vào home directory, đi kèm với -k &lt;skeletton directory&gt;, mọi thứ bên trong &lt;skeletton directory&gt; do ta chỉ định sẽ được copy vào home directory,</text:p>
            <text:p text:style-name="P22">-M: <text:s text:c="4"/>không tạo home directory, dù cho /etc/login.defs có set CREATE_HOME là Yes.</text:p>
            <text:p text:style-name="P23">-u: <text:s text:c="5"/>UID</text:p>
            <text:p text:style-name="P24">------------Nếu user đã có, muốn thêm / thay đổi thông tin ta dùng usermod với thông số như useradd</text:p>
            <text:p text:style-name="P25">------------Nếu muốn user đăng nhập không cần pass: passwd -d &lt;user&gt; <text:s text:c="4"/>hoặc bỏ dấu "!!" trong trường pass ở file /etc/shadow</text:p>
          </table:table-cell>
        </table:table-row>
      </table:table>
      <text:p text:style-name="Normal">- Xóa user:</text:p>
      <text:p text:style-name="Normal"><text:tab/>+ Cú pháp:<text:s/>userdel &lt;tên user&gt;</text:p>
      <text:p text:style-name="Normal"><text:tab/>+ Xóa thư mục quản trị user:<text:s/>userdel<text:s/>-r<text:s/>&lt;tên user&gt;</text:p>
      <text:p text:style-name="Normal">- Khóa, mở<text:s/>user:</text:p>
      <text:p text:style-name="Normal"><text:tab/>+ Khóa:<text:s/>passwd –l &lt;tên user&gt;<text:s/>or<text:s/>passwd –l &lt;tên user&gt;</text:p>
      <text:p text:style-name="Normal"><text:tab/>+ Mở:<text:s/>passwd –u &lt;tên user&gt;<text:s/>or<text:s/>usermod -U &lt;tên user&gt;</text:p>
      <text:p text:style-name="Normal">-<text:s/>Đổi password:</text:p>
      <text:p text:style-name="Normal"><text:tab/>+<text:s/>passwd &lt;tên user&gt;</text:p>
      <text:p text:style-name="Normal"/>
      <text:p text:style-name="Normal">Quản lý GROUP:<text:line-break/>- File /etc/group: Thông tin về các group và các user thuộc group, 4 trường</text:p>
      <text:p text:style-name="Normal"><text:tab/>+<text:s/>Tên group</text:p>
      <text:soft-page-break/>
      <text:p text:style-name="Normal"><text:tab/>+<text:s/>Mật khẩu của nhóm, nếu để trống thì không cần</text:p>
      <text:p text:style-name="Normal"><text:tab/>+ Group ID (GID)</text:p>
      <text:p text:style-name="Normal"><text:tab/>+ Các user thuộc group, cách nhau dấu phẩy</text:p>
      <text:p text:style-name="Normal">-<text:s/>File /etc/gshadow: thông tin về group, 4 trường:</text:p>
      <text:p text:style-name="Normal"><text:tab/>+ Tên group</text:p>
      <text:p text:style-name="Normal"><text:tab/>+ Pass đã được mã hóa, nếu trống thì các user đều có quyền truy cập</text:p>
      <text:p text:style-name="Normal"><text:tab/>+ Admin của group</text:p>
      <text:p text:style-name="Normal"><text:tab/>+ các user của group</text:p>
      <text:p text:style-name="Normal">-<text:s/>Add user vào group:</text:p>
      <text:p text:style-name="Normal"><text:tab/>+<text:s/>usermod -G &lt;group1&gt; &lt;user&gt;</text:p>
      <text:p text:style-name="Normal">- Tạo, sửa, xóa group:</text:p>
      <text:p text:style-name="Normal"><text:tab/>+<text:s/>groupadd &lt;tên group&gt;</text:p>
      <text:p text:style-name="Normal"><text:tab/>+ Các option<text:tab/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-g : gán GID. Giá trị này phải là duy nhất, trừ khi được sử dụng tùy chọn-o. Giá trị phải là không âm. Mặc định là lớn hơn 500 và lớn hơn tất cả các nhóm khác. Các giá trị giữa 0 và 499 thường được dành cho các tài khoản hệ thống.</text:p>
            <text:p text:style-name="P31">-o : Cho phép trùng GID,</text:p>
            <text:p text:style-name="P32">-f : Cưỡng chế tạo group trong trường hợp trùng tên.</text:p>
            <text:p text:style-name="P33">Sửa và Xóa Group lần lượt là : groupmod và groupdel</text:p>
          </table:table-cell>
        </table:table-row>
      </table:table>
      <text:p text:style-name="Normal"/>
      <text:p text:style-name="Normal">-<text:s/>Xem 1 user thuôc group nào:</text:p>
      <text:p text:style-name="Normal"><text:tab/>+<text:s/>groups &lt;tên user&gt;</text:p>
      <text:p text:style-name="Normal">-<text:s/>Quản trị Group:</text:p>
      <text:p text:style-name="Normal"><text:tab/>+ Bình thường group được tạo, quản trị bởi group.</text:p>
      <text:p text:style-name="Normal"><text:tab/>+ Quản trị user =<text:s/>gpasswd<text:s/>+ option</text:p>
      <text:p text:style-name="Normal"><text:tab/>+ Ý nghĩa tham số:</text:p>
      <text:soft-page-break/>
      <text:p text:style-name="Normal"><text:tab/>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-d <text:s text:c="3"/>Xóa user</text:p>
            <text:p text:style-name="P39"><text:s/></text:p>
            <text:p text:style-name="P40">-r <text:s text:c="4"/>Xóa password</text:p>
            <text:p text:style-name="P41"><text:s/></text:p>
            <text:p text:style-name="P42">-R <text:s text:c="3"/>Hạn chế quyền truy cập cho user</text:p>
            <text:p text:style-name="P43"><text:s/></text:p>
            <text:p text:style-name="P44">-A, <text:s text:c="2"/>Danh sách các admin của nhóm</text:p>
            <text:p text:style-name="P45"><text:s/></text:p>
            <text:p text:style-name="P46">-M <text:s text:c="2"/>Danh sách các member của nhóm</text:p>
          </table:table-cell>
        </table:table-row>
      </table:table>
      <text:p text:style-name="Normal"/>
      <text:p text:style-name="Normal">Note cần nhớ:</text:p>
      <text:p text:style-name="Normal">- Các lệnh cần nhớ để quản trị user:</text:p>
      <text:p text:style-name="Normal"><text:tab/>+ useradd</text:p>
      <text:p text:style-name="Normal"><text:tab/>+ usermod</text:p>
      <text:p text:style-name="Normal"><text:tab/>+ groupadd</text:p>
      <text:p text:style-name="Normal"/>
      <text:p text:style-name="Normal">Nguồn:</text:p>
      <text:p text:style-name="Normal"><text:a xlink:href="https://dacchieu.wordpress.com/2012/12/13/quan-ly-user-group-va-phan-quyen-tren-linux/" office:target-frame-name="_top" xlink:show="replace"><text:span text:style-name="Hyperlink">https://dacchieu.wordpress.com/2012/12/13/quan-ly-user-group-va-phan-quyen-tren-linux/</text:span></text:a></text:p>
      <text:p text:style-name="Normal"><text:a xlink:href="http://nguoixanhtihon.blogspot.com/2013/05/quan-ly-user-group-tren-centos.html" office:target-frame-name="_top" xlink:show="replace"><text:span text:style-name="Hyperlink">http://nguoixanhtihon.blogspot.com/2013/05/quan-ly-user-group-tren-centos.html</text:span></text:a></text:p>
      <text:p text:style-name="Normal"><text:a xlink:href="https://www.cyberciti.biz/faq/howto-linux-add-user-to-group/" office:target-frame-name="_top" xlink:show="replace"><text:span text:style-name="Hyperlink">https://www.cyberciti.biz/faq/howto-linux-add-user-to-group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3pt" style:font-size-asian="13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Bá Thành</meta:initial-creator>
    <dc:creator>Nguyễn Bá Thành</dc:creator>
    <meta:creation-date>2017-04-25T18:57:00Z</meta:creation-date>
    <dc:date>2017-04-25T18:57:00Z</dc:date>
    <meta:template xlink:href="Normal.dotm" xlink:type="simple"/>
    <meta:editing-cycles>2</meta:editing-cycles>
    <meta:editing-duration>PT120S</meta:editing-duration>
    <meta:document-statistic meta:page-count="4" meta:paragraph-count="7" meta:word-count="528" meta:character-count="3536" meta:row-count="25" meta:non-whitespace-character-count="3015"/>
  </office:meta>
</office:document-meta>
</file>